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07mm"/>
    </style:style>
    <style:style style:name="co2" style:family="table-column">
      <style:table-column-properties fo:break-before="auto" style:column-width="31.43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155.24mm"/>
    </style:style>
    <style:style style:name="co5" style:family="table-column">
      <style:table-column-properties fo:break-before="auto" style:column-width="74.26mm"/>
    </style:style>
    <style:style style:name="co6" style:family="table-column">
      <style:table-column-properties fo:break-before="auto" style:column-width="82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bra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eCILL v2</text:p>
          </table:table-cell>
          <table:table-cell office:value-type="string" calcext:value-type="string">
            <text:p>https://www.orfeo-toolbox.org/</text:p>
          </table:table-cell>
          <table:table-cell office:value-type="string" calcext:value-type="string">
            <text:p>GPL-like!, relicensed in OTB 6.0</text:p>
          </table:table-cell>
          <table:table-cell/>
        </table:table-row>
        <table:table-row table:style-name="ro1">
          <table:table-cell office:value-type="string" calcext:value-type="string">
            <text:p>ITK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itk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jpeg-turbo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IJG/BSD 3-clause/zlib</text:p>
          </table:table-cell>
          <table:table-cell office:value-type="string" calcext:value-type="string">
            <text:p>http://libjpeg-turbo.virtualg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static / dynam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://www.boost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ur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libexpat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www.fftw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</text:p>
          </table:table-cell>
          <table:table-cell office:value-type="string" calcext:value-type="string">
            <text:p>http://gda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trac.osgeo.org/geo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eo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/X</text:p>
          </table:table-cell>
          <table:table-cell office:value-type="string" calcext:value-type="string">
            <text:p>https://trac.osgeo.org/geotiff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V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www.csie.ntu.edu.tw/~cjlin/libsv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ars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beltoforion.de/article.php?a=mu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opencv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PE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://www.openjpe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Thread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github.com/tibogens/Open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I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trac.osgeo.org/ossi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R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www.pcr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p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http://www.libpng.org/pub/png/libpng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.4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proj4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s://www.qt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sqlite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://www.simplesystems.org/libt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XML-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www.grinninglizard.com/tinyxm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zlib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s://www.gnu.org/software/gsl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support.hdfgroup.org/HDF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D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libgd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6s.ltdri.org/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www.netlib.org/f2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s://github.com/akrzemi1/Op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iful Sou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www.crummy.com/software/BeautifulSoup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uti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ateutil.readthedocs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m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lxml.d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op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://initd.org/psycop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I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postgis.net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ebsite depe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Layer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s://openlayer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UI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ui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Validation Plugi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validati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getbootstrap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Switch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bootstrapswitch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Tree Vie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github.com/jonmiles/bootstrap-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nvd3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3j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www.flotchart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.j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 / MIT</text:p>
          </table:table-cell>
          <table:table-cell office:value-type="string" calcext:value-type="string">
            <text:p>http://visjs.org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xternal executa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mariadb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www.postgresq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SFL</text:p>
          </table:table-cell>
          <table:table-cell office:value-type="string" calcext:value-type="string">
            <text:p>https://www.pyth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slurm.schedmd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G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dun.github.io/mung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://expect.sourceforge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httpd.apach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HP / Zend Engine</text:p>
          </table:table-cell>
          <table:table-cell office:value-type="string" calcext:value-type="string">
            <text:p>https://secure.php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openjdk.java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e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www.gnu.org/software/wg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G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://www.swi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CS</text:p>
          </table:table-cell>
          <table:table-cell office:value-type="string" calcext:value-type="string">
            <text:p>executable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download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github.com/kraftek/awsdownload</text:p>
          </table:table-cell>
          <table:table-cell office:value-type="string" calcext:value-type="string">
            <text:p>we distribute this as binar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IAR-CSI SRTM DEM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srtm.csi.cgiar.org/</text:p>
          </table:table-cell>
          <table:table-cell office:value-type="string" calcext:value-type="string">
            <text:p>Should we update to the 90m version?</text:p>
          </table:table-cell>
          <table:table-cell/>
        </table:table-row>
        <table:table-row table:style-name="ro2">
          <table:table-cell office:value-type="string" calcext:value-type="string">
            <text:p>DDS-CR SWB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dds.cr.usgs.gov/srtm/ (dead)</text:p>
            <text:p>https://dataverse.harvard.edu/dataset.xhtml?persistentId=doi:10.7910/DVN/G6X1ZS ?</text:p>
          </table:table-cell>
          <table:table-cell office:value-type="string" calcext:value-type="string">
            <text:p>Should we update to the newer version?</text:p>
          </table:table-cell>
          <table:table-cell/>
        </table:table-row>
        <table:table-row table:style-name="ro1">
          <table:table-cell office:value-type="string" calcext:value-type="string">
            <text:p>ESACCI-LC-L4-LCCS-Map-300m-P5Y-2010-v1.6.1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esa-landcover-cci.org/</text:p>
          </table:table-cell>
          <table:table-cell office:value-type="string" calcext:value-type="string">
            <text:p>Should we update to the new version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/00/0000</text:date>, <text:time style:data-style-name="N2" text:time-value="17:54:11.166825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55:08.582391207</meta:creation-date>
    <dc:date>2017-08-24T17:54:33.196835886</dc:date>
    <meta:editing-duration>PT1H39M2S</meta:editing-duration>
    <meta:editing-cycles>17</meta:editing-cycles>
    <meta:generator>LibreOffice/5.4.0.3$Linux_X86_64 LibreOffice_project/40m0$Build-3</meta:generator>
    <meta:document-statistic meta:table-count="1" meta:cell-count="261" meta:object-count="0"/>
  </office:meta>
</office:document-meta>
</file>